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ListImpl.equal_to( Xml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ListImpl.set_text( String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ListImpl.compute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ListImpl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ListImpl.is_defaultable_ws( String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ListImpl.XmlList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ListImpl.validateValue( XmlSimpleList items , SchemaType sType , ValidationContext 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mlListImpl.permits_inner_space( Xml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ListImpl.lex( String s , SchemaType itemType , ValidationContext ctx , PrefixResolver resolv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mlListImpl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ListImpl.equal_xmlLists( List a , List b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ListImpl.set_list( List li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XmlListImpl.getList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ListImpl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ListImpl.contains_white_space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ListImpl.value_hash_c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ListImpl.split_list( String 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ListImpl.nullAsEmpty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ListImpl.xgetLi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ListImpl.compute_list_text( List x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